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Lato, LatoExtende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Roboto1" svg:font-family="Roboto, RobotoDraft, Helvetica, Arial, sans-serif"/>
    <style:font-face style:name="apple-system" svg:font-family="apple-system, BlinkMacSystemFont, 'Segoe UI', 'Noto Sans', Helvetica, Arial, sans-serif, 'Apple Color Emoji', 'Segoe UI Emoji'"/>
    <style:font-face style:name="arial" svg:font-family="arial, sans-serif"/>
    <style:font-face style:name="docs-Roboto" svg:font-family="docs-Roboto, Helvetica, Arial, sans-serif"/>
  </office:font-face-decls>
  <office:automatic-styles>
    <style:style style:name="P1" style:family="paragraph" style:parent-style-name="Standard">
      <style:paragraph-properties fo:margin-top="0cm" fo:margin-bottom="0.318cm" style:contextual-spacing="false" style:line-height-at-least="0.529cm" fo:orphans="2" fo:widows="2"/>
    </style:style>
    <style:style style:name="P2" style:family="paragraph" style:parent-style-name="Standard">
      <style:paragraph-properties style:line-height-at-least="0.635cm"/>
      <style:text-properties fo:color="#202124" loext:opacity="100%" style:font-name="Roboto" fo:font-size="12pt" fo:letter-spacing="normal" fo:font-weight="normal"/>
    </style:style>
    <style:style style:name="P3" style:family="paragraph" style:parent-style-name="Standard">
      <style:paragraph-properties style:line-height-at-least="0.635cm"/>
      <style:text-properties fo:color="#202124" loext:opacity="100%" style:font-name="Roboto" fo:font-size="12pt" fo:letter-spacing="normal" fo:font-weight="normal" officeooo:paragraph-rsid="00154f7f"/>
    </style:style>
    <style:style style:name="P4" style:family="paragraph" style:parent-style-name="Standard">
      <style:paragraph-properties fo:margin-top="0cm" fo:margin-bottom="0.318cm" style:contextual-spacing="false" style:line-height-at-least="0.529cm" fo:orphans="2" fo:widows="2"/>
      <style:text-properties fo:font-variant="normal" fo:text-transform="none" fo:color="#70757a" loext:opacity="100%" style:font-name="Roboto" fo:font-size="10.5pt" fo:letter-spacing="normal" fo:font-style="normal" fo:font-weight="normal" officeooo:paragraph-rsid="00174366" fo:background-color="#ffffff" loext:padding-left="0.635cm" loext:padding-right="0cm" loext:padding-top="0.635cm" loext:padding-bottom="0.635cm" loext:border-left="0.06pt solid #dadce0" loext:border-right="none" loext:border-top="0.06pt solid #dadce0" loext:border-bottom="0.06pt solid #dadce0"/>
    </style:style>
    <style:style style:name="P5" style:family="paragraph" style:parent-style-name="Standard">
      <style:paragraph-properties fo:margin-top="0cm" fo:margin-bottom="0.318cm" style:contextual-spacing="false" style:line-height-at-least="0.529cm" fo:orphans="2" fo:widows="2"/>
      <style:text-properties fo:font-variant="normal" fo:text-transform="none" fo:color="#202124" loext:opacity="100%" style:font-name="Roboto" fo:font-size="11pt" fo:letter-spacing="normal" fo:font-style="normal" fo:font-weight="normal" fo:background-color="#ffffff" loext:padding="0cm" loext:border="none"/>
    </style:style>
    <style:style style:name="P6" style:family="paragraph" style:parent-style-name="Standard">
      <style:paragraph-properties fo:margin-top="0cm" fo:margin-bottom="0.318cm" style:contextual-spacing="false" fo:orphans="2" fo:widows="2"/>
      <style:text-properties fo:font-variant="normal" fo:text-transform="none" fo:color="#202124" loext:opacity="100%" style:font-name="Roboto" fo:font-size="11pt" fo:letter-spacing="normal" fo:font-style="normal" fo:font-weight="normal" fo:background-color="#ffffff" loext:padding="0cm" loext:border="none"/>
    </style:style>
    <style:style style:name="P7" style:family="paragraph" style:parent-style-name="Standard">
      <style:paragraph-properties fo:margin-top="0cm" fo:margin-bottom="0.318cm" style:contextual-spacing="false" style:line-height-at-least="0.529cm" fo:orphans="2" fo:widows="2"/>
      <style:text-properties fo:font-variant="normal" fo:text-transform="none" fo:color="#202124" loext:opacity="100%" fo:letter-spacing="normal"/>
    </style:style>
    <style:style style:name="P8" style:family="paragraph" style:parent-style-name="Standard">
      <style:paragraph-properties fo:margin-top="0cm" fo:margin-bottom="0.318cm" style:contextual-spacing="false" style:line-height-at-least="0.529cm" fo:orphans="2" fo:widows="2"/>
      <style:text-properties fo:font-variant="normal" fo:text-transform="none" fo:color="#ff4000" loext:opacity="100%" style:font-name="Lato" fo:font-size="10.5pt" fo:letter-spacing="normal" fo:font-style="normal" fo:font-weight="normal" officeooo:paragraph-rsid="0015ca67" fo:background-color="#ffffff" loext:padding-left="0.635cm" loext:padding-right="0cm" loext:padding-top="0.635cm" loext:padding-bottom="0.635cm" loext:border-left="0.06pt solid #dadce0" loext:border-right="none" loext:border-top="0.06pt solid #dadce0" loext:border-bottom="0.06pt solid #dadce0"/>
    </style:style>
    <style:style style:name="P9" style:family="paragraph" style:parent-style-name="Standard">
      <style:paragraph-properties fo:margin-top="0cm" fo:margin-bottom="0.318cm" style:contextual-spacing="false" style:line-height-at-least="0.529cm" fo:orphans="2" fo:widows="2"/>
      <style:text-properties fo:font-variant="normal" fo:text-transform="none" fo:color="#ff4000" loext:opacity="100%" style:font-name="Lato" fo:font-size="10.5pt" fo:letter-spacing="normal" fo:font-style="normal" fo:font-weight="normal" officeooo:paragraph-rsid="001583a3"/>
    </style:style>
    <style:style style:name="T1" style:family="text">
      <style:text-properties style:font-name="docs-Roboto"/>
    </style:style>
    <style:style style:name="T2" style:family="text">
      <style:text-properties fo:color="#d93025" loext:opacity="100%"/>
    </style:style>
    <style:style style:name="T3" style:family="text">
      <style:text-properties fo:font-variant="normal" fo:text-transform="none" fo:color="#202124" loext:opacity="100%" style:font-name="Roboto" fo:font-size="11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officeooo:rsid="00154f7f"/>
    </style:style>
    <style:style style:name="T5" style:family="text">
      <style:text-properties style:font-name="Roboto" fo:font-size="10.5pt" fo:font-style="normal" fo:font-weight="normal" fo:background-color="#ffffff" loext:char-shading-value="0" loext:padding="0cm" loext:border="none"/>
    </style:style>
    <style:style style:name="T6" style:family="text">
      <style:text-properties fo:color="#ff4000" loext:opacity="100%"/>
    </style:style>
    <style:style style:name="T7" style:family="text">
      <style:text-properties fo:color="#ff4000" loext:opacity="100%" style:font-name="Roboto" fo:font-size="10.5pt" fo:font-style="normal" fo:font-weight="normal" officeooo:rsid="00154f7f" fo:background-color="#ffffff" loext:char-shading-value="0" loext:padding="0cm" loext:border="none"/>
    </style:style>
    <style:style style:name="T8" style:family="text">
      <style:text-properties fo:color="#ff4000" loext:opacity="100%" officeooo:rsid="00154f7f"/>
    </style:style>
    <style:style style:name="T9" style:family="text">
      <style:text-properties fo:color="#ff4000" loext:opacity="100%" style:font-name="Lato" officeooo:rsid="00154f7f"/>
    </style:style>
    <style:style style:name="T10" style:family="text">
      <style:text-properties officeooo:rsid="001583a3"/>
    </style:style>
    <style:style style:name="T11" style:family="text">
      <style:text-properties fo:color="#1f2328" loext:opacity="100%" style:font-name="apple-system" fo:font-size="12pt"/>
    </style:style>
    <style:style style:name="T12" style:family="text">
      <style:text-properties officeooo:rsid="001583a3" fo:background-color="#ffffff" loext:char-shading-value="0" loext:padding-left="0.635cm" loext:padding-right="0cm" loext:padding-top="0.635cm" loext:padding-bottom="0.635cm" loext:border-left="0.06pt solid #dadce0" loext:border-right="none" loext:border-top="0.06pt solid #dadce0" loext:border-bottom="0.06pt solid #dadce0"/>
    </style:style>
    <style:style style:name="T13" style:family="text">
      <style:text-properties officeooo:rsid="0015ca67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What's the title of your game?</text:span><text:bookmark text:name="i36"/><text:span text:style-name="T2">*</text:span></text:p>
      <text:p text:style-name="P4"><text:span text:style-name="T9">Fix it !</text:span></text:p>
      <text:section text:style-name="Sect1" text:name="i37">
        <text:p text:style-name="P3"><text:span text:style-name="T1">Please describe your game</text:span><text:bookmark text:name="i40"/><text:span text:style-name="T2">*</text:span></text:p>
      </text:section>
      <text:p text:style-name="P8"><draw:frame draw:style-name="fr1" draw:name="Cadre1" text:anchor-type="char" svg:x="0cm" svg:width="7.805cm" draw:z-index="0"><draw:text-box fo:min-height="0.041cm"><text:p text:style-name="Text_20_body"/></draw:text-box></draw:frame><text:span text:style-name="T4">Fix it ! is a t</text:span>iny pixel game about repairing bikes and fighting patriarchy! <text:span text:style-name="T4"><text:s/></text:span><text:span text:style-name="T13">You are</text:span><text:span text:style-name="T10"> a</text:span> queer character <text:span text:style-name="T10">who </text:span>opens a bike repair shop <text:span text:style-name="T10">and try to survive to sexism, </text:span><text:span text:style-name="T13">one client at a time</text:span><text:span text:style-name="T10">! </text:span><text:span text:style-name="T4">Based on the life experiences of the programmer, working as a bike mechanic in a repair shop and the illustrator, working as a constructor on </text:span><text:span text:style-name="T10">building</text:span><text:span text:style-name="T4"> site, this game aims at sharing </text:span><text:span text:style-name="T10">how</text:span><text:span text:style-name="T4"> ordinary sexism </text:span><text:span text:style-name="T10">penetrates the everyday life of minorities gender people</text:span><text:span text:style-name="T4">. </text:span></text:p>
      <text:p text:style-name="P9"><text:span text:style-name="T12">The game can be played in the browser directly, it is best played in Brave Browser with a keyboard. Visual assets have all been made by the illustrator, the sounds and fonts comes from public domain. </text:span></text:p>
      <text:section text:style-name="Sect1" text:name="i41">
        <text:p text:style-name="P2"><text:span text:style-name="T1">Link to your game (URL or download link to App Store, Dropbox, Wetransfer, etc.)<text:line-break/></text:span><text:bookmark text:name="i44"/><text:span text:style-name="T2">*https://glitch-1312.itch.io/fix-it</text:span></text:p>
      </text:section>
      <text:section text:style-name="Sect1" text:name="i45">
        <text:p text:style-name="P2"><text:span text:style-name="T1">What application did you use to create the game?</text:span><text:bookmark text:name="i48"/><text:span text:style-name="T2">*</text:span></text:p>
      </text:section>
      <text:section text:style-name="Sect1" text:name="i49">
        <text:p text:style-name="Standard"><text:span text:style-name="T3"/></text:p>
      </text:section>
      <text:p text:style-name="P7"><text:span text:style-name="T5">Autre : </text:span><text:span text:style-name="T7">We used Kaboom.js, a javascript game programming library, for the programming of the game and Aseprite an editor for animated sprite and pixel art.</text:span></text:p>
      <text:section text:style-name="Sect1" text:name="i73">
        <text:p text:style-name="P2"><text:span text:style-name="T1">Did you work alone or did someone help you create your game?</text:span><text:bookmark text:name="i76"/><text:span text:style-name="T2">*</text:span></text:p>
      </text:section>
      <text:section text:style-name="Sect1" text:name="i77">
        <text:p text:style-name="Standard"/>
      </text:section>
      <text:p text:style-name="P5">With a friend / friends</text:p>
      <text:section text:style-name="Sect1" text:name="i89">
        <text:p text:style-name="P6"><text:soft-page-break/></text:p>
      </text:section>
      <text:section text:style-name="Sect1" text:name="i98">
        <text:p text:style-name="P2"><text:span text:style-name="T1">Music, special effects, images, 3d models, etc.</text:span><text:bookmark text:name="i101"/><text:span text:style-name="T2">*</text:span></text:p>
      </text:section>
      <text:section text:style-name="Sect1" text:name="i102">
        <text:p text:style-name="Standard"><text:span text:style-name="T3"/></text:p>
      </text:section>
      <text:p text:style-name="P1"><text:span text:style-name="T3">are partially created or invented by me/by u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Lato, LatoExtended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  <style:font-face style:name="Roboto1" svg:font-family="Roboto, RobotoDraft, Helvetica, Arial, sans-serif"/>
    <style:font-face style:name="apple-system" svg:font-family="apple-system, BlinkMacSystemFont, 'Segoe UI', 'Noto Sans', Helvetica, Arial, sans-serif, 'Apple Color Emoji', 'Segoe UI Emoji'"/>
    <style:font-face style:name="arial" svg:font-family="arial, sans-serif"/>
    <style:font-face style:name="docs-Roboto" svg:font-family="docs-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1:10:57.646959117</meta:creation-date>
    <dc:date>2023-09-27T11:31:25.814055447</dc:date>
    <meta:editing-duration>PT10M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210" meta:character-count="1208" meta:non-whitespace-character-count="1007"/>
  </office:meta>
</office:document-meta>
</file>